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36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italic" style:text-underline-style="none" style:font-style-asian="italic" style:font-style-complex="italic"/>
    </style:style>
    <style:style style:name="T5" style:family="text"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style:text-underline-style="none"/>
    </style:style>
    <style:style style:name="T12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color="#000000"/>
    </style:style>
    <style:style style:name="T35" style:family="text">
      <style:text-properties fo:color="#000000" fo:language="ru" fo:country="RU"/>
    </style:style>
    <style:style style:name="T36" style:family="text">
      <style:text-properties fo:color="#000000" fo:language="ru" fo:country="RU" fo:font-weight="bold" style:font-weight-asian="bold" style:font-weight-complex="bold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cd" fo:language="ru" fo:country="RU"/>
    </style:style>
    <style:style style:name="T44" style:family="text">
      <style:text-properties fo:color="#0000cd" fo:language="ru" fo:country="RU" fo:font-weight="bold" style:font-weight-asian="bold" style:font-weight-complex="bold"/>
    </style:style>
    <style:style style:name="T45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color="#a52a2a" fo:language="ru" fo:country="RU"/>
    </style:style>
    <style:style style:name="T50" style:family="text">
      <style:text-properties fo:color="#ff3333"/>
    </style:style>
    <style:style style:name="T51" style:family="text">
      <style:text-properties fo:color="#ff3333" fo:language="ru" fo:country="RU"/>
    </style:style>
    <style:style style:name="T52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color="#6600ff" fo:language="ru" fo:country="RU"/>
    </style:style>
    <style:style style:name="T56" style:family="text">
      <style:text-properties fo:color="#3333ff" fo:language="ru" fo:country="RU"/>
    </style:style>
    <style:style style:name="T57" style:family="text">
      <style:text-properties fo:color="#009900" fo:language="ru" fo:country="RU"/>
    </style:style>
    <style:style style:name="T58" style:family="text">
      <style:text-properties fo:color="#cc0000"/>
    </style:style>
    <style:style style:name="T59" style:family="text">
      <style:text-properties fo:color="#cc0000" fo:language="ru" fo:country="RU"/>
    </style:style>
    <style:style style:name="T6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color="#ff0000" fo:font-weight="bold" style:font-weight-asian="bold" style:font-weight-complex="bold"/>
    </style:style>
    <style:style style:name="T64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65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68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69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70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71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72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73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74" style:family="text">
      <style:text-properties fo:font-variant="normal" fo:text-transform="none" fo:letter-spacing="normal"/>
    </style:style>
    <style:style style:name="T75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76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letter-spacing="normal" fo:font-style="normal" style:font-style-asian="normal" style:font-style-complex="normal"/>
    </style:style>
    <style:style style:name="T78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1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82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3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84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85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style:font-name="Times New Roman" fo:letter-spacing="normal"/>
    </style:style>
    <style:style style:name="T89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0" style:family="text">
      <style:text-properties fo:font-variant="normal" fo:text-transform="none" style:font-name="Times New Roman" fo:letter-spacing="normal" fo:language="ru" fo:country="RU"/>
    </style:style>
    <style:style style:name="T91" style:family="text">
      <style:text-properties fo:font-variant="normal" fo:text-transform="none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font-variant="normal" fo:text-transform="non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size="18pt" fo:font-weight="bold" style:font-size-asian="18pt" style:font-weight-asian="bold" style:font-size-complex="18pt" style:font-weight-complex="bold"/>
    </style:style>
    <style:style style:name="T94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95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6" style:family="text">
      <style:text-properties fo:color="#0000ff" fo:font-size="18pt" style:font-size-asian="18pt" style:font-size-complex="18pt"/>
    </style:style>
    <style:style style:name="T97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8" style:family="text">
      <style:text-properties fo:color="#0000ff" fo:language="en" fo:country="US" fo:font-weight="bold" style:font-weight-asian="bold" style:font-weight-complex="bold"/>
    </style:style>
    <style:style style:name="T99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0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1" style:family="text">
      <style:text-properties fo:color="#9999ff" fo:language="en" fo:country="US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97">select </text:span>- <text:span text:style-name="T14">выбрать</text:span></text:p>
      <text:p text:style-name="P1">* - все колонки</text:p>
      <text:p text:style-name="P1"><text:span text:style-name="T23">1 select </text:span><text:span text:style-name="T24">* </text:span><text:span text:style-name="T23">from tableName </text:span><text:span text:style-name="T1">- </text:span>по умолчанию все строки</text:p>
      <text:p text:style-name="P1"><text:span text:style-name="T23">2 select top 10 </text:span><text:span text:style-name="T30">(strings)</text:span><text:span text:style-name="T23"> * from tableName</text:span><text:span text:style-name="T31"> </text:span><text:s text:c="4"/>- <text:span text:style-name="T15">первые 10 строк в </text:span><text:span text:style-name="T7">MSQL</text:span> </text:p>
      <text:p text:style-name="P1">* <text:span text:style-name="T23">select * from tableName limit 10</text:span>(strings) <text:span text:style-name="T1">- </text:span><text:span text:style-name="T15">первые 10 строк в </text:span><text:span text:style-name="T2">PostgresSQL</text:span></text:p>
      <text:p text:style-name="P1"><text:span text:style-name="T23">3 select top 45 percent </text:span><text:span text:style-name="T30">(strings)</text:span><text:span text:style-name="T23"> * from tableName</text:span> — для других систем запрос выполняется более сложночем в <text:s/><text:span text:style-name="T27">MSQL</text:span></text:p>
      <text:p text:style-name="P2">4 select columnName, columnName,.. <text:span text:style-name="T30">(or * select all column)</text:span> from tableName <text:span text:style-name="T30"><text:s/>- выбор нужных колонок в нужном порядке</text:span></text:p>
      <text:p text:style-name="P2">5 select top 10 <text:span text:style-name="T30">(strings) </text:span><text:span text:style-name="T1">columnName</text:span> * from tableName <text:span text:style-name="T1">- </text:span><text:span text:style-name="T15">первые 10 строк в</text:span><text:span text:style-name="T8"> </text:span><text:span text:style-name="T15">колонке <text:s/></text:span><text:span text:style-name="T9">MSQL</text:span><text:span text:style-name="T1"> </text:span></text:p>
      <text:p text:style-name="P3"><text:s/>*<text:span text:style-name="T23">select</text:span><text:span text:style-name="T30"> </text:span><text:span text:style-name="T2">columnName</text:span><text:span text:style-name="T23"> * from tableName </text:span><text:span text:style-name="T2">limit</text:span><text:span text:style-name="T17"> 10 </text:span><text:span text:style-name="T15">(strings) </text:span><text:span text:style-name="T17">- </text:span><text:span text:style-name="T15">первые 10 строк в колонке </text:span><text:span text:style-name="T2">PostgresSQL</text:span></text:p>
      <text:p text:style-name="P4"><text:span text:style-name="T2">** </text:span><text:span text:style-name="T18">через пробел от названия колонки можно написать ее псевдоним</text:span></text:p>
      <text:p text:style-name="P5"><text:span text:style-name="T23">--* </text:span><text:span text:style-name="T24">вычисления со столбцами</text:span></text:p>
      <text:p text:style-name="P7"><text:span text:style-name="T19">6 </text:span><text:span text:style-name="T22">select top 3 columnName </text:span><text:span text:style-name="T24">columnNickName, </text:span><text:span text:style-name="T22">numColumnNam</text:span><text:span text:style-name="T30">*/+-num</text:span><text:span text:style-name="T24"> columnNickName</text:span><text:span text:style-name="T15"> </text:span><text:span text:style-name="T22">from</text:span><text:span text:style-name="T30"> </text:span><text:span text:style-name="T22">tableName</text:span></text:p>
      <text:p text:style-name="P7"><text:span text:style-name="T22">* </text:span><text:span text:style-name="T15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15">* </text:span><text:span text:style-name="T22">select columnName </text:span><text:span text:style-name="T25">as</text:span><text:span text:style-name="T22"> </text:span><text:span text:style-name="T24">columnNickName == <text:s/></text:span><text:span text:style-name="T22">select columnName </text:span><text:span text:style-name="T24">columnNickName </text:span><text:span text:style-name="T15">поэтому </text:span><text:span text:style-name="T22">as</text:span><text:span text:style-name="T30"> </text:span><text:span text:style-name="T15">не используем</text:span></text:p>
      <text:p text:style-name="P8"><text:span text:style-name="T14">7 </text:span>select columName+' '+ columnName <text:s/><text:span text:style-name="T28">columnNickName </text:span>from tableName</text:p>
      <text:p text:style-name="P8">*<text:span text:style-name="T30"> +' '+ </text:span><text:span text:style-name="T15">разделитель между строковыми колонками</text:span></text:p>
      <text:p text:style-name="P8"><text:span text:style-name="T14">8 </text:span>select 10+15 == <text:s/>select 10+15 from tableName <text:span text:style-name="T15"><text:s/>запрос сработает как калькулятор</text:span></text:p>
      <text:p text:style-name="P8"><text:span text:style-name="T15">* <text:s/></text:span>select '10'+'15' —<text:span text:style-name="T15"> 1015 </text:span><text:span text:style-name="T29">MSQL</text:span><text:span text:style-name="T30"> </text:span><text:span text:style-name="T15">отработает по правилам строк</text:span></text:p>
      <text:p text:style-name="P8"><text:span text:style-name="T15">* </text:span><text:span text:style-name="T14">select '10'+'15' — </text:span><text:span text:style-name="T29">MySQL</text:span> <text:span text:style-name="T30">и</text:span><text:span text:style-name="T15">нтерпритирует строки как числа, если не может то заменяет строку на 0</text:span></text:p>
      <text:p text:style-name="P8"><text:span text:style-name="T14">* select '10'+'15' — </text:span><text:span text:style-name="T29">PostgresSQL</text:span> <text:span text:style-name="T15">считает что строки складывать нельзя о_О да ну нафиг...</text:span></text:p>
      <text:p text:style-name="P8"><text:span text:style-name="T15">* при запросе строковое значение надо обрамлять одинарными кавычками в </text:span><text:span text:style-name="T29">MSQL</text:span><text:span text:style-name="T30"> </text:span><text:span text:style-name="T15">одинарными, в других базах можно и двойными</text:span></text:p>
      <text:p text:style-name="P8"><text:span text:style-name="T96">concat</text:span><text:span text:style-name="T30"> – </text:span><text:span text:style-name="T15">конкатенация</text:span></text:p>
      <text:p text:style-name="P8"><text:span text:style-name="T14">select </text:span>concat (<text:span text:style-name="T14">columName,' ',columnName</text:span>)<text:span text:style-name="T14"> columnNickName from tableName</text:span></text:p>
      <text:p text:style-name="P8"><text:span text:style-name="T20">* select </text:span><text:span text:style-name="T14">concat (</text:span>first_name,<text:span text:style-name="T14">' ',</text:span>last_name,'-',sex<text:span text:style-name="T14">)</text:span><text:span text:style-name="T20"> </text:span><text:span text:style-name="T28">full_name</text:span><text:span text:style-name="T14"> </text:span><text:span text:style-name="T20">from </text:span><text:span text:style-name="T28">skill_managers – </text:span><text:span text:style-name="T20">функция во всех </text:span><text:span text:style-name="T29">SQL </text:span><text:span text:style-name="T20">работает адекватно,</text:span></text:p>
      <text:p text:style-name="P8"><text:span text:style-name="T20">* исключение — в </text:span><text:span text:style-name="T29">MSQL</text:span><text:span text:style-name="T28"> </text:span>concat<text:span text:style-name="T28"> </text:span><text:span text:style-name="T20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98">select </text:span><text:span text:style-name="T10">item_name, price_rub, cnt</text:span><text:span text:style-name="T1">, round((price_rub*cnt*85.30),2) </text:span><text:span text:style-name="T10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32">сумма от 1 до </text:span><text:span text:style-name="T33">aN = </text:span><text:span text:style-name="T1">(a1+an) * (n-1+1) / 2 </text:span></text:p>
      <text:p text:style-name="P12"/>
      <text:p text:style-name="P8">* where <text:span text:style-name="T14">условие</text:span></text:p>
      <text:p text:style-name="P8"><text:span text:style-name="T14">9 select </text:span><text:span text:style-name="T20">* </text:span><text:span text:style-name="T14">from tableName <text:s/></text:span>where <text:span text:style-name="T14">условие (соответствие строкам)</text:span></text:p>
      <text:p text:style-name="P8"><text:span text:style-name="T14">*</text:span><text:span text:style-name="T20"> </text:span><text:span text:style-name="T28">where —</text:span><text:span text:style-name="T20"> как и </text:span><text:span text:style-name="T28">boolean </text:span><text:span text:style-name="T20">равно или не равно так же <text:s/>&lt; или &gt; <text:s/>или =</text:span></text:p>
      <text:p text:style-name="P8"><text:span text:style-name="T20">* <text:s/></text:span><text:span text:style-name="T28">“not” - “!=” - “&lt;&gt; ” <text:s/>, and, or</text:span></text:p>
      <text:p text:style-name="P8"><text:span text:style-name="T28">* </text:span><text:span text:style-name="T20">очередность выполнения: в скобках, </text:span><text:span text:style-name="T28">not, and, or</text:span></text:p>
      <text:p text:style-name="P8"><text:span text:style-name="T28">*</text:span> select * from<text:span text:style-name="T28"> </text:span><text:span text:style-name="T14">tableName</text:span><text:span text:style-name="T28"> </text:span>where<text:span text:style-name="T28"> </text:span><text:span text:style-name="T14">columnName</text:span>=<text:span text:style-name="T28"> x and <text:s/></text:span><text:span text:style-name="T14">columnName</text:span><text:span text:style-name="T28">=x or...()</text:span></text:p>
      <text:p text:style-name="P9"/>
      <text:p text:style-name="P8"><text:span text:style-name="T28">* in == or <text:s/></text:span>select * from<text:span text:style-name="T28"> </text:span><text:span text:style-name="T14">tableName</text:span><text:span text:style-name="T28"> </text:span>where<text:span text:style-name="T28"> </text:span><text:span text:style-name="T14">columnName </text:span>in (x,y,z...)</text:p>
      <text:p text:style-name="P8">select * from<text:span text:style-name="T28"> </text:span><text:span text:style-name="T14">tableName</text:span><text:span text:style-name="T28"> </text:span>where<text:span text:style-name="T28"> not </text:span><text:span text:style-name="T14">columnName </text:span>in (x,y,z...)</text:p>
      <text:p text:style-name="P9">* between – <text:span text:style-name="T14">между границы включены </text:span></text:p>
      <text:p text:style-name="P9"><text:span text:style-name="T43">SELECT</text:span><text:span text:style-name="T35"> * </text:span><text:span text:style-name="T43">FROM</text:span><text:span text:style-name="T35"> </text:span><text:span text:style-name="T36">tableName</text:span><text:span text:style-name="T34"> </text:span><text:span text:style-name="T35"><text:s/></text:span><text:span text:style-name="T43">WHERE</text:span><text:span text:style-name="T35"> </text:span><text:span text:style-name="T36">columnName</text:span><text:span text:style-name="T35"> </text:span><text:span text:style-name="T43">BETWEEN</text:span><text:span text:style-name="T35"> </text:span><text:span text:style-name="T34">x</text:span><text:span text:style-name="T35"> </text:span><text:span text:style-name="T43">AND</text:span><text:span text:style-name="T35"> y</text:span></text:p>
      <text:p text:style-name="P14"/>
      <text:p text:style-name="P9"><text:span text:style-name="T35">* </text:span><text:span text:style-name="T94">Like </text:span><text:span text:style-name="T34">– </text:span><text:span text:style-name="T35">ищет паттерн в строке</text:span><text:span text:style-name="T14"> </text:span></text:p>
      <text:p text:style-name="P9">% - <text:span text:style-name="T14">любая последовательность символов любой длинны</text:span></text:p>
      <text:p text:style-name="P11">_ - один любой символ</text:p>
      <text:p text:style-name="P9"><text:span text:style-name="T43">SELECT</text:span><text:span text:style-name="T35"> * </text:span><text:span text:style-name="T43">FROM</text:span><text:span text:style-name="T35"> </text:span><text:span text:style-name="T36">tableName</text:span><text:span text:style-name="T35"> </text:span><text:span text:style-name="T43">WHERE</text:span><text:span text:style-name="T35"> </text:span><text:span text:style-name="T36">columnName</text:span><text:span text:style-name="T35"> </text:span><text:span text:style-name="T43">LIKE</text:span><text:span text:style-name="T35"> </text:span><text:span text:style-name="T49">'a%'</text:span><text:span text:style-name="T35">;</text:span><text:span text:style-name="T14"> <text:s/>- начинается на </text:span><text:span text:style-name="T51">а</text:span></text:p>
      <text:p text:style-name="P9"><text:soft-page-break/><text:span text:style-name="T43">SELECT</text:span><text:span text:style-name="T35"> * </text:span><text:span text:style-name="T43">FROM</text:span><text:span text:style-name="T35"> </text:span><text:span text:style-name="T36">tableName </text:span><text:span text:style-name="T43">WHERE</text:span><text:span text:style-name="T35"> </text:span><text:span text:style-name="T36">columnName</text:span><text:span text:style-name="T35"> <text:s/></text:span><text:span text:style-name="T43">LIKE</text:span><text:span text:style-name="T35"> </text:span><text:span text:style-name="T49">'_r%'</text:span><text:span text:style-name="T35">;</text:span><text:span text:style-name="T51"> <text:s/>- </text:span><text:span text:style-name="T35">второй символ </text:span><text:span text:style-name="T50">r <text:s/></text:span></text:p>
      <text:p text:style-name="P13">* <text:span text:style-name="T14">примеры</text:span></text:p>
      <text:p text:style-name="P13"><text:span text:style-name="T43">SELECT</text:span><text:span text:style-name="T14"> * </text:span><text:span text:style-name="T43">FROM</text:span><text:span text:style-name="T14"> skill_managers </text:span><text:span text:style-name="T43">WHERE</text:span><text:span text:style-name="T14"> a</text:span>ge<text:span text:style-name="T14"> </text:span><text:span text:style-name="T55">IN </text:span><text:span text:style-name="T14">(25,33,37,42)</text:span></text:p>
      <text:p text:style-name="P13"><text:span text:style-name="T43">SELECT</text:span><text:span text:style-name="T14"> * </text:span><text:span text:style-name="T43">FROM</text:span><text:span text:style-name="T14"> skill_managers </text:span><text:span text:style-name="T43">WHERE</text:span><text:span text:style-name="T14"> first_name </text:span><text:span text:style-name="T55">IN </text:span><text:span text:style-name="T14">('Piter','Kaiden','Lacey');,</text:span></text:p>
      <text:p text:style-name="P14"/>
      <text:p text:style-name="P14">**Сортировка <text:span text:style-name="T99">ORDER BY</text:span>**</text:p>
      <text:p text:style-name="P13">* order by —<text:span text:style-name="T14"> по умолчанию по возрастанию (</text:span>ASC) —<text:span text:style-name="T14"> можно не указывать, </text:span></text:p>
      <text:p text:style-name="P13"><text:span text:style-name="T14">* по убыванию </text:span>DESC (descending)</text:p>
      <text:p text:style-name="P13"><text:span text:style-name="T43">SELECT</text:span><text:span text:style-name="T14"> * </text:span><text:span text:style-name="T43">FROM</text:span><text:span text:style-name="T14"> </text:span><text:span text:style-name="T21">tableName </text:span><text:span text:style-name="T43"><text:s/></text:span>order by <text:s/><text:span text:style-name="T21">columnName </text:span><text:span text:style-name="T27">(ASC</text:span><text:span text:style-name="T21">)</text:span></text:p>
      <text:p text:style-name="P13"><text:span text:style-name="T44">SELECT</text:span><text:span text:style-name="T21"> * </text:span><text:span text:style-name="T44">FROM</text:span><text:span text:style-name="T21"> tableName </text:span><text:span text:style-name="T44"><text:s/></text:span><text:span text:style-name="T14">order by</text:span><text:span text:style-name="T21"> <text:s/>columnName </text:span><text:span text:style-name="T27">DESC </text:span><text:span text:style-name="T14"><text:s/>- по убыванию указывать обязательно!</text:span></text:p>
      <text:p text:style-name="P15"><text:span text:style-name="T14">**</text:span><text:span text:style-name="T56">select</text:span><text:span text:style-name="T14"> * </text:span><text:span text:style-name="T56">from</text:span><text:span text:style-name="T14"> skill_managers </text:span><text:span text:style-name="T56">where</text:span><text:span text:style-name="T14"> gender=‘F’ </text:span><text:span text:style-name="T57">order by</text:span><text:span text:style-name="T14"> age </text:span></text:p>
      <text:p text:style-name="P15"><text:span text:style-name="T14">**</text:span><text:span text:style-name="T56">select</text:span><text:span text:style-name="T14"> </text:span><text:span text:style-name="T58">top 5</text:span> <text:span text:style-name="T14">* </text:span><text:span text:style-name="T56">from</text:span><text:span text:style-name="T14"> skill_managers </text:span><text:span text:style-name="T56">where</text:span><text:span text:style-name="T14"> gender=‘F’ </text:span><text:span text:style-name="T57">order by</text:span><text:span text:style-name="T14"> age <text:s/>- для </text:span>MSQL</text:p>
      <text:p text:style-name="P15"><text:span text:style-name="T14">**</text:span><text:span text:style-name="T56">select</text:span><text:span text:style-name="T14"> * </text:span><text:span text:style-name="T56">from</text:span><text:span text:style-name="T14"> skill_managers </text:span><text:span text:style-name="T56">where</text:span><text:span text:style-name="T14"> gender=‘F’ </text:span><text:span text:style-name="T57">order by</text:span><text:span text:style-name="T14"> age </text:span><text:span text:style-name="T58">limit 5 —</text:span><text:span text:style-name="T59"> </text:span><text:span text:style-name="T14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94">len</text:span> – <text:span text:style-name="T31">MS SQL</text:span></text:p>
      <text:p text:style-name="P15"><text:span text:style-name="T27">length</text:span> – <text:span text:style-name="T31">PostrgresSQL and other</text:span></text:p>
      <text:p text:style-name="P15"><text:span text:style-name="T45">s</text:span><text:span text:style-name="T47">elect</text:span><text:span text:style-name="T45"> </text:span><text:span text:style-name="T21">len</text:span><text:span text:style-name="T14">('Длинна этой стрки') </text:span></text:p>
      <text:p text:style-name="P15"><text:span text:style-name="T45">s</text:span><text:span text:style-name="T47">electr</text:span><text:span text:style-name="T45"> </text:span><text:span text:style-name="T21">columnName, len</text:span><text:span text:style-name="T27">(</text:span><text:span text:style-name="T21">columnName</text:span><text:span text:style-name="T27">) </text:span><text:span text:style-name="T21">columnNickName <text:s/></text:span><text:span text:style-name="T27">f</text:span><text:span text:style-name="T21">rom tableName –</text:span><text:span text:style-name="T27"> </text:span><text:span text:style-name="T31">MS SQL</text:span></text:p>
      <text:p text:style-name="P15"><text:span text:style-name="T45">s</text:span><text:span text:style-name="T47">elect</text:span><text:span text:style-name="T45"> </text:span><text:span text:style-name="T21">columnName, </text:span><text:span text:style-name="T27">length(columnName)</text:span><text:span text:style-name="T31"> </text:span><text:span text:style-name="T21">columnNickName </text:span><text:span text:style-name="T60">FROM</text:span><text:span text:style-name="T16"> </text:span><text:span text:style-name="T21">tableName</text:span><text:span text:style-name="T16"> –</text:span><text:span text:style-name="T31"> PostgresSQL</text:span></text:p>
      <text:p text:style-name="P15"/>
      <text:p text:style-name="P15">** <text:span text:style-name="T14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7">MySQL </text:span><text:span text:style-name="T31">и </text:span><text:span text:style-name="T7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9">(⊙_⊙) </text:span></text:p>
      <text:p text:style-name="P6"><text:span text:style-name="T46">SELECT</text:span><text:span text:style-name="T38"> </text:span><text:span text:style-name="T100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61">FROM</text:span><text:span text:style-name="T38"> </text:span><text:span text:style-name="T41">tableName</text:span><text:span text:style-name="T40"> </text:span><text:span text:style-name="T46">WHERE</text:span><text:span text:style-name="T37"> </text:span><text:span text:style-name="T100">TRIM</text:span><text:span text:style-name="T52">(</text:span><text:span text:style-name="T54">columnName</text:span><text:span text:style-name="T52">)='</text:span><text:span text:style-name="T53">String</text:span><text:span text:style-name="T52">'</text:span><text:span text:style-name="T38"> (order by);</text:span></text:p>
      <text:p text:style-name="P17">**<text:span text:style-name="T95">upper</text:span>('string')='STRING' <text:s text:c="2"/>= <text:span text:style-name="T26">ucase</text:span> - MySQL</text:p>
      <text:p text:style-name="P17">**<text:span text:style-name="T95">lower</text:span>('STRING')='string' <text:s text:c="2"/>= <text:span text:style-name="T26">lcase</text:span> - MySQL</text:p>
      <text:p text:style-name="P18"><text:span text:style-name="T47">SELECT </text:span><text:span text:style-name="T7">case when</text:span><text:span text:style-name="T48"> </text:span><text:span text:style-name="T62">'A'='a'</text:span><text:span text:style-name="T48"> </text:span><text:span text:style-name="T10">then</text:span><text:span text:style-name="T48"> </text:span><text:span text:style-name="T62">'NOT CASE SENSITIVE'</text:span><text:span text:style-name="T48"> </text:span><text:span text:style-name="T10">else</text:span><text:span text:style-name="T48"> </text:span><text:span text:style-name="T62">'CASE SENSITIVE'</text:span><text:span text:style-name="T48"> END; - </text:span>запрос если то</text:p>
      <text:p text:style-name="P18"><text:span text:style-name="T31">**select upper(</text:span><text:span text:style-name="T27">columnName</text:span><text:span text:style-name="T31">) </text:span><text:span text:style-name="T27">columnNickName</text:span><text:span text:style-name="T9"> </text:span><text:span text:style-name="T31">, upper(</text:span><text:span text:style-name="T27">columnName</text:span><text:span text:style-name="T10">)</text:span><text:span text:style-name="T31"> </text:span><text:span text:style-name="T27">columnNickName</text:span><text:span text:style-name="T9"> </text:span></text:p>
      <text:p text:style-name="P18"><text:span text:style-name="T31"><text:s/>**from <text:s/></text:span><text:span text:style-name="T27">tableName</text:span></text:p>
      <text:p text:style-name="P19"/>
      <text:p text:style-name="P21"><text:span text:style-name="T93">SUBSTRING</text:span><text:span text:style-name="T27"> –</text:span><text:span text:style-name="T34"> к</text:span><text:span text:style-name="T35">огда надо выделить часть стоки. И распологаем данными о начальной позиции</text:span></text:p>
      <text:p text:style-name="P21"><text:span text:style-name="T35">** и можем расчитать его длинну - </text:span><text:span text:style-name="T36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5">**</text:span><text:span text:style-name="T42">SQL </text:span><text:span text:style-name="T36">доработает все сама</text:span></text:p>
      <text:p text:style-name="P16">*select substring('strSUBSTRINGing',4,9) – SUBSTRING</text:p>
      <text:p text:style-name="P15"><text:span text:style-name="T27">**</text:span><text:span text:style-name="T45">SELECT</text:span><text:span text:style-name="T27"> </text:span><text:span text:style-name="T21">columnName</text:span><text:span text:style-name="T27">, </text:span><text:span text:style-name="T63">substring</text:span><text:span text:style-name="T27">(</text:span><text:span text:style-name="T21">columnName</text:span><text:span text:style-name="T27">, len('</text:span><text:span text:style-name="T31">***</text:span><text:span text:style-name="T27">')+1, len(</text:span><text:span text:style-name="T21">columnName</text:span><text:span text:style-name="T27">)-len('</text:span><text:span text:style-name="T29">***</text:span><text:span text:style-name="T27">'))<text:line-break/>**</text:span><text:span text:style-name="T60">FROM</text:span><text:span text:style-name="T27"> </text:span><text:span text:style-name="T21">tableName</text:span><text:span text:style-name="T27"> </text:span><text:span text:style-name="T45">WHERE</text:span><text:span text:style-name="T27"> </text:span><text:span text:style-name="T21">columnName </text:span><text:span text:style-name="T27">like '</text:span><text:span text:style-name="T31">***</text:span><text:span text:style-name="T27">'</text:span></text:p>
      <text:p text:style-name="P15"><text:span text:style-name="T27">**</text:span><text:span text:style-name="T45">SELECT</text:span><text:span text:style-name="T27"> </text:span><text:span text:style-name="T21">columnName</text:span><text:span text:style-name="T27">, </text:span><text:span text:style-name="T63">substring</text:span><text:span text:style-name="T27">(</text:span><text:span text:style-name="T21">columnName</text:span><text:span text:style-name="T27">, </text:span><text:span text:style-name="T63">X </text:span><text:span text:style-name="T27">, len(</text:span><text:span text:style-name="T21">columnName</text:span><text:span text:style-name="T27">)) </text:span><text:span text:style-name="T60">FROM</text:span><text:span text:style-name="T27"> </text:span><text:span text:style-name="T21">tableName</text:span><text:span text:style-name="T27"> </text:span><text:span text:style-name="T45">WHERE</text:span><text:span text:style-name="T27"> </text:span><text:span text:style-name="T21">columnName </text:span><text:span text:style-name="T27">like '</text:span><text:span text:style-name="T31">***</text:span><text:span text:style-name="T27">' </text:span><text:span text:style-name="T63">X – </text:span><text:span text:style-name="T21">если известна стартовая позиция</text:span></text:p>
      <text:p text:style-name="P19"/>
      <text:p text:style-name="P19">ПОИСК подСТРОКИ</text:p>
      <text:list xml:id="list8254004072373559022" text:style-name="L1">
        <text:list-header>
          <text:p text:style-name="P39"><text:span text:style-name="T70">** Для </text:span><text:span text:style-name="T71">MS SQL</text:span><text:span text:style-name="T70">:</text:span><text:span text:style-name="T69"> </text:span><text:span text:style-name="Strong_20_Emphasis"><text:span text:style-name="T83">charindex</text:span></text:span><text:span text:style-name="T69">.</text:span></text:p>
          <text:p text:style-name="P39"><text:span text:style-name="T69">** </text:span><text:span text:style-name="T78">SELECT</text:span><text:span text:style-name="T69"> </text:span><text:span text:style-name="T75">columnName, </text:span><text:span text:style-name="T83">charindex(</text:span><text:span text:style-name="T69">'s</text:span><text:span text:style-name="T73">omething</text:span><text:span text:style-name="T69">', </text:span><text:span text:style-name="T75">columnName</text:span><text:span text:style-name="T69">) </text:span><text:span text:style-name="T75">columnNickName</text:span><text:span text:style-name="T77"> </text:span></text:p>
          <text:p text:style-name="P39"><text:span text:style-name="T72">** </text:span><text:span text:style-name="T85">FROM</text:span><text:span text:style-name="T69"> </text:span><text:span text:style-name="T75">tableName</text:span><text:span text:style-name="T69"> </text:span><text:span text:style-name="T78">WHERE</text:span><text:span text:style-name="T69"> </text:span><text:span text:style-name="T83">charindex(</text:span><text:span text:style-name="T69">'s</text:span><text:span text:style-name="T73">omething</text:span><text:span text:style-name="T69">', </text:span><text:span text:style-name="T75">columnName</text:span><text:span text:style-name="T69">)=</text:span><text:span text:style-name="T84">X (position) </text:span></text:p>
        </text:list-header>
      </text:list>
      <text:p text:style-name="P23"><text:span text:style-name="T88"><text:tab/><text:tab/><text:tab/><text:tab/><text:tab/><text:tab/> <text:s/></text:span><text:span text:style-name="T90">Что ищем <text:s text:c="3"/>Где ищем</text:span></text:p>
      <text:p text:style-name="P34"><text:span text:style-name="T64">** Для </text:span><text:span text:style-name="T65">MySQL</text:span><text:span text:style-name="T64">: </text:span><text:span text:style-name="Strong_20_Emphasis"><text:span text:style-name="T82">locate</text:span></text:span><text:span text:style-name="T82">, </text:span><text:span text:style-name="Strong_20_Emphasis"><text:span text:style-name="T82">instr </text:span></text:span><text:span text:style-name="T82">и </text:span><text:span text:style-name="Strong_20_Emphasis"><text:span text:style-name="T82">position</text:span></text:span><text:span text:style-name="T82">.</text:span></text:p>
      <text:p text:style-name="P24"><text:span text:style-name="T67">** </text:span><text:span text:style-name="T79">SELECT</text:span><text:span text:style-name="T67"> columnName </text:span><text:span text:style-name="T86">FROM</text:span><text:span text:style-name="T67"> tableName </text:span><text:span text:style-name="T79">WHERE</text:span><text:span text:style-name="T67"> </text:span><text:span text:style-name="T80">locate</text:span><text:span text:style-name="T81">(</text:span><text:span text:style-name="T67">'s</text:span><text:span text:style-name="T68">omething</text:span><text:span text:style-name="T67">', columnName)=</text:span><text:span text:style-name="T80">X (position) </text:span><text:span text:style-name="T81"><text:s text:c="39"/></text:span></text:p>
      <text:p text:style-name="P37"><text:span text:style-name="T67">** </text:span><text:span text:style-name="T79">SELECT</text:span><text:span text:style-name="T67"> columnName </text:span><text:span text:style-name="T86">FROM</text:span><text:span text:style-name="T67"> tableName </text:span><text:span text:style-name="T79">WHERE</text:span><text:span text:style-name="T67"> </text:span><text:span text:style-name="T80">instr</text:span><text:span text:style-name="T81">(</text:span><text:span text:style-name="T67">columnName, 's</text:span><text:span text:style-name="T68">omething</text:span><text:span text:style-name="T67">')=</text:span><text:span text:style-name="T80">X (position)</text:span></text:p>
      <text:p text:style-name="P38"><text:span text:style-name="T80"><text:tab/><text:tab/><text:tab/><text:tab/><text:tab/><text:tab/><text:tab/><text:tab/> <text:s text:c="10"/></text:span><text:span text:style-name="T90">Где ищем <text:s text:c="6"/>Что ищем </text:span></text:p>
      <text:p text:style-name="P36"><text:span text:style-name="T67">** </text:span><text:span text:style-name="T79">SELECT</text:span><text:span text:style-name="T67"> columnName </text:span><text:span text:style-name="T87">FROM</text:span><text:span text:style-name="T67"> tableName </text:span><text:span text:style-name="T79">WHERE</text:span><text:span text:style-name="T67"> </text:span><text:span text:style-name="T80">position</text:span><text:span text:style-name="T89">(</text:span><text:span text:style-name="T67">'something' </text:span><text:span text:style-name="T68">in columnName</text:span><text:span text:style-name="T67">)=</text:span><text:span text:style-name="T81">X (position)</text:span></text:p>
      <text:p text:style-name="P35"><text:soft-page-break/></text:p>
      <text:p text:style-name="P33"><text:span text:style-name="T64">**Для </text:span><text:span text:style-name="T65">PostgreSQ</text:span><text:span text:style-name="T64">L: </text:span><text:span text:style-name="Strong_20_Emphasis"><text:span text:style-name="T82">strpos </text:span></text:span><text:span text:style-name="T82">и </text:span><text:span text:style-name="Strong_20_Emphasis"><text:span text:style-name="T82">position</text:span></text:span><text:span text:style-name="T66">.</text:span></text:p>
      <text:p text:style-name="P32"><text:span text:style-name="T67">** </text:span><text:span text:style-name="T79">SELECT</text:span><text:span text:style-name="T67"> columnName </text:span><text:span text:style-name="T87">FROM</text:span><text:span text:style-name="T67"> tableName </text:span><text:span text:style-name="T79">WHERE</text:span><text:span text:style-name="T67"> </text:span><text:span text:style-name="T80">position</text:span><text:span text:style-name="T68">(</text:span><text:span text:style-name="T67">'something' </text:span><text:span text:style-name="T68">in columnName</text:span><text:span text:style-name="T67">)=</text:span><text:span text:style-name="T81">X (position)</text:span></text:p>
      <text:p text:style-name="P25"><text:span text:style-name="T67">** </text:span><text:span text:style-name="T79">SELECT</text:span><text:span text:style-name="T67"> columnName </text:span><text:span text:style-name="T87">FROM</text:span><text:span text:style-name="T67"> tableName </text:span><text:span text:style-name="T79">WHERE</text:span><text:span text:style-name="T67"> </text:span><text:span text:style-name="T81">s</text:span><text:span text:style-name="T80">trpos</text:span><text:span text:style-name="T81">(</text:span><text:span text:style-name="T67">columnName, 'something')=</text:span><text:span text:style-name="T81">X (position)</text:span></text:p>
      <text:p text:style-name="P28"/>
      <text:p text:style-name="P26"><text:span text:style-name="T89">Задание 1 <text:s/></text:span><text:a xlink:type="simple" xlink:href="https://dbfiddle.uk/?rdbms=sqlserver_2019&amp;fiddle=058086c61c201ab386c16c2117bc498d&amp;hide=1" text:style-name="Internet_20_link" text:visited-style-name="Visited_20_Internet_20_Link"><text:span text:style-name="T91">https://dbfiddle.uk/?rdbms=sqlserver_2019&amp;fiddle=058086c61c201ab386c16c2117bc498d&amp;hide=1</text:span></text:a></text:p>
      <text:p text:style-name="P29">1 select * from skill_countries order by population;</text:p>
      <text:p text:style-name="P29">2 select * from skill_countries order by population DESC;</text:p>
      <text:p text:style-name="P29">3 select * from skill_countries order by continent_id, population DESC;</text:p>
      <text:p text:style-name="P29">4 select * from skill_cities order by country_id, population DESC;</text:p>
      <text:p text:style-name="P29">country_id — 3, 10</text:p>
      <text:p text:style-name="P29">5 select * from skill_cities order by country_id,is_capital DESC,population DESC;</text:p>
      <text:p text:style-name="P29"/>
      <text:p text:style-name="P27"><text:span text:style-name="T88">Задание 2 </text:span><text:a xlink:type="simple" xlink:href="https://dbfiddle.uk/?rdbms=sqlserver_2019&amp;fiddle=333f85910101460551249e0082703f99&amp;hide=1" text:style-name="Internet_20_link" text:visited-style-name="Visited_20_Internet_20_Link"><text:span text:style-name="T92">https://dbfiddle.uk/?rdbms=sqlserver_2019&amp;fiddle=333f85910101460551249e0082703f99&amp;hide=1</text:span></text:a></text:p>
      <text:p text:style-name="P29">1 select top 1 * from skill_cities order by population DESC</text:p>
      <text:p text:style-name="P29">2 select top 1 * from skill_cities order by population</text:p>
      <text:p text:style-name="P29">3 select top 1 * from skill_cities where country_id=10 order by population</text:p>
      <text:p text:style-name="P29">4 select top 1 * from skill_cities where country_id=4 order by population DESC</text:p>
      <text:p text:style-name="P29">5 select * from skill_cities where is_capital=1 order by population DESC</text:p>
      <text:p text:style-name="P29"/>
      <text:p text:style-name="P27"><text:span text:style-name="T74">Задание 3</text:span><text:span text:style-name="T76"> </text:span><text:a xlink:type="simple" xlink:href="https://dbfiddle.uk/?rdbms=mysql_8.0&amp;fiddle=99ad4b8afaaa64d74270be12287256fb&amp;hide=1" text:style-name="Internet_20_link" text:visited-style-name="Visited_20_Internet_20_Link"><text:span text:style-name="T76">https://dbfiddle.uk/?rdbms=mysql_8.0&amp;fiddle=99ad4b8afaaa64d74270be12287256fb&amp;hide=1</text:span></text:a></text:p>
      <text:p text:style-name="P31">1 <text:s/>select first_name, length(first_name) len_first_name,<text:line-break/> <text:s text:c="3"/>trim(first_name) trim_first_name,<text:line-break/> <text:s text:c="3"/>length(trim(first_name)) len_trim_first_name<text:line-break/> <text:s text:c="3"/>from skill_customers </text:p>
      <text:p text:style-name="P31">2 <text:s/>select * from skill_customers <text:line-break/> <text:s text:c="3"/>where length(trim(first_name))=length(first_name)</text:p>
      <text:p text:style-name="P31">3 <text:s/>select * from skill_customers<text:line-break/> <text:s text:c="3"/>where NOT first_name LIKE ' %'<text:line-break/> <text:s text:c="3"/>and NOT first_name LIKE '% '</text:p>
      <text:p text:style-name="P29">4 <text:s/>https://dbfiddle.uk/?rdbms=sqlserver_2016&amp;fiddle=c3e12bdc3c4e029ec2896b10eded5c18&amp;hide=1</text:p>
      <text:p text:style-name="P30"><text:s text:c="3"/><text:span text:style-name="T30"><text:s/>select ltrim(rtrim(first_name)) first_name,<text:line-break/> <text:s text:c="3"/>ltrim(rtrim(last_name)) larst_name<text:line-break/> <text:s text:c="3"/>from skill_customers</text:span></text:p>
      <text:p text:style-name="P29"/>
      <text:p text:style-name="P31"><text:span text:style-name="T17">Задание </text:span><text:span text:style-name="T23">4</text:span> <text:s/>https://dbfiddle.uk/?rdbms=sqlserver_2019&amp;fiddle=5ee93397d4518f86e6840f0534964de8&amp;hide=1</text:p>
      <text:p text:style-name="P31"><text:s/>1 <text:s/>select CONCAT(UPPER(SUBSTRING(item_name,1,1)),<text:line-break/> <text:s text:c="3"/>LOWER(SUBSTRING(item_name,2,len(item_name)-1))) item_name,<text:line-break/> <text:s text:c="3"/>price_rub,cnt from skill_price</text:p>
      <text:p text:style-name="P29"><text:soft-page-break/></text:p>
      <text:p text:style-name="P29">2 <text:s/>select str_columns,<text:line-break/>trim(SUBSTRING(str_columns,1,3)) id,<text:line-break/>trim(SUBSTRING(str_columns,5,8)) first_name,<text:line-break/>trim(SUBSTRING(str_columns,14,13)) last_name,<text:line-break/>trim(SUBSTRING(str_columns,28,8)) age,<text:line-break/>trim(SUBSTRING(str_columns,37,1)) gender<text:line-break/>from skill_fix</text:p>
      <text:p text:style-name="P29"/>
      <text:p text:style-name="P29">3 select str_columns,<text:line-break/>trim(SUBSTRING(str_columns,1,3)) id,<text:line-break/>trim(SUBSTRING(str_columns,5,8)) first_name,<text:line-break/>trim(SUBSTRING(str_columns,14,13)) last_name,<text:line-break/>replace(trim(SUBSTRING(str_columns,28,8)),',','') age,<text:line-break/>trim(SUBSTRING(str_columns,37,1)) gender<text:line-break/>from skill_fix</text:p>
      <text:p text:style-name="P29"/>
      <text:p text:style-name="P29"><text:span text:style-name="T23">Задание 5</text:span></text:p>
      <text:p text:style-name="P29"><text:span text:style-name="T10">MSSQL</text:span><text:span text:style-name="T2"> </text:span><text:a xlink:type="simple" xlink:href="https://dbfiddle.uk/?rdbms=sqlserver_2019&amp;fiddle=598cfc1e5ebf76e54f4187ee0bd606c9&amp;hide=1" text:style-name="Internet_20_link" text:visited-style-name="Visited_20_Internet_20_Link"><text:span text:style-name="T101">https://dbfiddle.uk/?rdbms=sqlserver_2019&amp;fiddle=598cfc1e5ebf76e54f4187ee0bd606c9&amp;hide=1</text:span></text:a></text:p>
      <text:p text:style-name="P42"><text:span text:style-name="T11">MySQL </text:span><text:a xlink:type="simple" xlink:href="https://dbfiddle.uk/?rdbms=mysql_8.0&amp;fiddle=2fe73842b687cb648e521645db7fba6a&amp;hide=1" text:style-name="Internet_20_link" text:visited-style-name="Visited_20_Internet_20_Link"><text:span text:style-name="T3">https://dbfiddle.uk/?rdbms=mysql_8.0&amp;fiddle=2fe73842b687cb648e521645db7fba6a&amp;hide=1</text:span></text:a></text:p>
      <text:p text:style-name="P41"><text:span text:style-name="T28">Заметил что в </text:span><text:span text:style-name="T13">MySQL locate, instr </text:span><text:span text:style-name="T28">и </text:span><text:span text:style-name="T13">position </text:span><text:span text:style-name="T28">не требуют указания позиции, как это необходимо делать в </text:span><text:span text:style-name="T13">MSSQL </text:span><text:span text:style-name="T28">и </text:span><text:span text:style-name="T13">Postgres</text:span></text:p>
      <text:p text:style-name="P41"><text:span text:style-name="T1">PostrgesSQL <text:s/></text:span><text:a xlink:type="simple" xlink:href="https://dbfiddle.uk/?rdbms=postgres_12&amp;fiddle=cf29175a6c4cbdd766d5c8aaa2e77376&amp;hide=1" text:style-name="Internet_20_link" text:visited-style-name="Visited_20_Internet_20_Link"><text:span text:style-name="T6">https://dbfiddle.uk/?rdbms=postgres_12&amp;fiddle=cf29175a6c4cbdd766d5c8aaa2e77376&amp;hide=1</text:span></text:a></text:p>
      <text:p text:style-name="P41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7-15T15:02:05.32</dc:date>
    <meta:editing-duration>P1DT8H48M3S</meta:editing-duration>
    <meta:editing-cycles>53</meta:editing-cycles>
    <meta:document-statistic meta:table-count="0" meta:image-count="0" meta:object-count="0" meta:page-count="4" meta:paragraph-count="124" meta:word-count="1086" meta:character-count="8635"/>
  </office:meta>
</office:document-meta>
</file>